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18.8cm" fo:min-width="22.36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21.344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0.32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86cm" svg:height="19.05cm" svg:x="2.794cm" svg:y="1.27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844cm" svg:height="2.032cm" svg:x="3.302cm" svg:y="2.286cm">
          <text:p text:style-name="P2">class:header-title</text:p>
          <text:p text:style-name="P2">&lt;img&gt;&lt;p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828cm" svg:height="2.032cm" svg:x="4.064cm" svg:y="6.096cm">
          <text:p text:style-name="P2">class:intro</text:p>
          <text:p text:style-name="P2">&lt;p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828cm" svg:height="2.032cm" svg:x="4.064cm" svg:y="9.456cm">
          <text:p text:style-name="P2">class:menu-buttons</text:p>
          <text:p text:style-name="P2">&lt;div menu-item&gt; <text:s/>&lt;div menu-item&gt; <text:s text:c="2"/>&lt;div menu-item&gt;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0:38:56.001711539</meta:creation-date>
    <dc:date>2017-03-15T10:50:05.024331757</dc:date>
    <meta:editing-duration>PT58S</meta:editing-duration>
    <meta:editing-cycles>2</meta:editing-cycles>
    <meta:generator>LibreOffice/5.2.2.2$Linux_X86_64 LibreOffice_project/20m0$Build-2</meta:generator>
    <meta:document-statistic meta:object-count="27"/>
  </office:meta>
</office:document-meta>
</file>